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gung: IEEE InfoVis</text:p>
      <text:p text:style-name="Standard"/>
      <text:p text:style-name="Standard">Visualiztion:</text:p>
      <text:p text:style-name="Standard"><text:tab/>-Immer Wissen / Information visualisieren</text:p>
      <text:p text:style-name="Standard"><text:tab/><text:tab/>-z.B. Such/Forschungsergebnisse</text:p>
      <text:p text:style-name="Standard"><text:tab/>-Unterschied was man machen wollte und was verstanden wird</text:p>
      <text:p text:style-name="P1"><text:tab/>-Tufte: Grafischste exzellenz: wenig Platz; Wenig visuelle Elemente; Viel Information in <text:tab/>kurzer Zeit</text:p>
      <text:p text:style-name="P1"><text:tab/><text:span text:style-name="T1">-Card: Computer nutzen um denken zu unterstützen.</text:span></text:p>
      <text:p text:style-name="P2"><text:tab/><text:tab/>-bei Abstrakten gedankengängen, wie Buchungsvorgang</text:p>
      <text:p text:style-name="P2"><text:tab/><text:tab/>-Strukturen erkennen lassen</text:p>
      <text:p text:style-name="P2"><text:tab/>Unterschied InformationsVisualisierung und Scientific Visualisierung:</text:p>
      <text:p text:style-name="P2"><text:tab/><text:tab/>-Scientific: Es gibt physische entsprechung</text:p>
      <text:p text:style-name="P2"><text:tab/><text:tab/>-Information: Rein abstrakt</text:p>
      <text:p text:style-name="P2"><text:tab/>Objektivierung der Gedanken:</text:p>
      <text:p text:style-name="P2"><text:tab/><text:tab/>-Visuelle Hilfe für Strukturierung der eigenen Gedanken</text:p>
      <text:p text:style-name="P2"><text:tab/>Ziele:</text:p>
      <text:p text:style-name="P2"><text:tab/><text:tab/>-Daten Coherent machen</text:p>
      <text:p text:style-name="P2"><text:tab/><text:tab/>-Komprimieren:</text:p>
      <text:p text:style-name="P2"><text:tab/><text:tab/>-Mehrere Blickwinkel visualisieren</text:p>
      <text:p text:style-name="P2"><text:tab/><text:tab/>-Mehrere detailstufen</text:p>
      <text:p text:style-name="P2"><text:tab/><text:tab/>-Daten vergleichen</text:p>
      <text:p text:style-name="P2"/>
      <text:p text:style-name="P2">Interaktionstechniken:</text:p>
      <text:p text:style-name="P2"><text:tab/>-Gesten</text:p>
      <text:p text:style-name="P2"/>
      <text:p text:style-name="P2">Aufnahmerate Mensch:</text:p>
      <text:p text:style-name="P2"><text:tab/>Augen: 100Mbit/s</text:p>
      <text:p text:style-name="P2"><text:tab/>Ohren: &lt;100bits/s</text:p>
      <text:p text:style-name="P2"><text:tab/>Wie bekommt man Information in den Kopf des Menschen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1S</meta:editing-duration>
    <meta:editing-cycles>14</meta:editing-cycles>
    <meta:generator>OpenOffice.org/3.4.1$Win32 OpenOffice.org_project/341m1$Build-9593</meta:generator>
    <dc:date>2014-05-09T14:23:37.47</dc:date>
    <meta:document-statistic meta:table-count="0" meta:image-count="0" meta:object-count="0" meta:page-count="1" meta:paragraph-count="26" meta:word-count="100" meta:character-count="896"/>
    <meta:user-defined meta:name="Info 1"/>
    <meta:user-defined meta:name="Info 2"/>
    <meta:user-defined meta:name="Info 3"/>
    <meta:user-defined meta:name="Info 4"/>
  </office:meta>
</office:document-meta>
</file>